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3" style:parent-style-name="Élevé" style:family="text">
      <style:text-properties fo:font-weight="normal" style:font-weight-asian="normal" style:font-weight-complex="normal"/>
    </style:style>
    <style:style style:name="T4" style:parent-style-name="Élevé" style:family="text">
      <style:text-properties fo:font-weight="normal" style:font-weight-asian="normal" style:font-weight-complex="normal"/>
    </style:style>
    <style:style style:name="T5" style:parent-style-name="Élevé" style:family="text">
      <style:text-properties fo:font-weight="normal" style:font-weight-asian="normal" style:font-weight-complex="normal"/>
    </style:style>
    <style:style style:name="T6" style:parent-style-name="Élevé" style:family="text">
      <style:text-properties fo:font-weight="normal" style:font-weight-asian="normal" style:font-weight-complex="normal"/>
    </style:style>
    <style:style style:name="T7" style:parent-style-name="Élevé" style:family="text">
      <style:text-properties fo:font-weight="normal" style:font-weight-asian="normal" style:font-weight-complex="normal"/>
    </style:style>
    <style:style style:name="T8" style:parent-style-name="Élevé" style:family="text">
      <style:text-properties fo:font-weight="normal" style:font-weight-asian="normal" style:font-weight-complex="normal"/>
    </style:style>
    <style:style style:name="T9" style:parent-style-name="Élevé" style:family="text">
      <style:text-properties fo:font-weight="normal" style:font-weight-asian="normal" style:font-weight-complex="normal"/>
    </style:style>
    <style:style style:name="T10" style:parent-style-name="Élevé" style:family="text">
      <style:text-properties fo:font-weight="normal" style:font-weight-asian="normal" style:font-weight-complex="normal"/>
    </style:style>
    <style:style style:name="T11" style:parent-style-name="Policepardéfaut" style:family="text">
      <style:text-properties fo:font-weight="bold" style:font-weight-asian="bold" style:font-weight-complex="bold"/>
    </style:style>
    <style:style style:name="T12" style:parent-style-name="Élevé" style:family="text">
      <style:text-properties fo:font-weight="normal" style:font-weight-asian="normal" style:font-weight-complex="normal"/>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T15" style:parent-style-name="Élevé" style:family="text">
      <style:text-properties style:font-name="Times New Roman" style:font-name-complex="Times New Roman" fo:font-weight="normal" style:font-weight-asian="normal" style:font-weight-complex="normal" fo:font-size="12pt" style:font-size-asian="12pt" style:font-size-complex="12pt"/>
    </style:style>
    <style:style style:name="T16" style:parent-style-name="Policepardéfaut" style:family="text">
      <style:text-properties style:font-name="Times New Roman" style:font-name-complex="Times New Roman" fo:font-size="12pt" style:font-size-asian="12pt" style:font-size-complex="12pt"/>
    </style:style>
    <style:style style:name="T17" style:parent-style-name="Élevé" style:family="text">
      <style:text-properties fo:font-weight="normal" style:font-weight-asian="normal" style:font-weight-complex="normal"/>
    </style:style>
    <style:style style:name="T18" style:parent-style-name="Élevé" style:family="text">
      <style:text-properties fo:font-weight="normal" style:font-weight-asian="normal" style:font-weight-complex="normal"/>
    </style:style>
    <style:style style:name="T19" style:parent-style-name="Élevé" style:family="text">
      <style:text-properties fo:font-weight="normal" style:font-weight-asian="normal" style:font-weight-complex="normal"/>
    </style:style>
    <style:style style:name="T20" style:parent-style-name="Élevé" style:family="text">
      <style:text-properties fo:font-weight="normal" style:font-weight-asian="normal" style:font-weight-complex="normal"/>
    </style:style>
    <style:style style:name="T21" style:parent-style-name="Élevé" style:family="text">
      <style:text-properties fo:font-weight="normal" style:font-weight-asian="normal" style:font-weight-complex="normal"/>
    </style:style>
    <style:style style:name="P22" style:parent-style-name="NormalWeb"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NormalWeb"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NormalWeb" style:family="paragraph">
      <style:text-properties fo:font-weight="bold" style:font-weight-asian="bold" style:font-weight-complex="bold" style:text-underline-type="single" style:text-underline-style="solid" style:text-underline-width="auto" style:text-underline-mode="continuous"/>
    </style:style>
    <style:style style:name="T25" style:parent-style-name="Élevé" style:family="text">
      <style:text-properties fo:font-weight="normal" style:font-weight-asian="normal" style:font-weight-complex="normal"/>
    </style:style>
    <style:style style:name="T26" style:parent-style-name="Élevé" style:family="text">
      <style:text-properties fo:font-weight="normal" style:font-weight-asian="normal" style:font-weight-complex="normal"/>
    </style:style>
    <style:style style:name="T27" style:parent-style-name="Élevé" style:family="text">
      <style:text-properties fo:font-weight="normal" style:font-weight-asian="normal" style:font-weight-complex="normal"/>
    </style:style>
    <style:style style:name="P28" style:parent-style-name="NormalWeb" style:family="paragraph">
      <style:text-properties fo:font-weight="bold" style:font-weight-asian="bold" style:font-weight-complex="bold" style:text-underline-type="single" style:text-underline-style="solid" style:text-underline-width="auto" style:text-underline-mode="continuous"/>
    </style:style>
    <style:style style:name="P29" style:parent-style-name="Normal" style:family="paragraph">
      <style:text-properties style:font-name="Times New Roman" style:font-name-complex="Times New Roman" fo:font-weight="bold" style:font-weight-asian="bold" style:font-weight-complex="bold" fo:font-size="12pt" style:font-size-asian="12pt" style:font-size-complex="12pt"/>
    </style:style>
  </office:automatic-styles>
  <office:body>
    <office:text text:use-soft-page-breaks="true">
      <text:p text:style-name="P1">B. Les difficultés géographiques de la paysannerie française</text:p>
      <text:p text:style-name="P2">a. la situation des espaces ruraux à l’écart des aires urbaines</text:p>
      <text:p text:style-name="NormalWeb">Aujourd’hui, il n’est plus possible de parler du rural au singulier. Que l’on considère la manière d’occuper l’espace ou les dynamiques démographiques et économiques (appareil productif, agriculture, tourisme), les liens avec les pôles urbains ou l’accessibilité aux services publics,<text:s/><text:span text:style-name="T3">les trajectoires des campagnes françaises sont très contrastées.</text:span></text:p>
      <text:p text:style-name="NormalWeb">On peut ainsi distinguer<text:s/><text:span text:style-name="T4">trois</text:span><text:span text:style-name="Élevé"><text:s/></text:span><text:span text:style-name="T5">grands</text:span><text:span text:style-name="Élevé"><text:s/></text:span><text:span text:style-name="T6">types</text:span><text:span text:style-name="Élevé"><text:s/></text:span><text:span text:style-name="T7">de</text:span><text:span text:style-name="Élevé"><text:s/></text:span><text:span text:style-name="T8">campagnes</text:span><text:s/>en<text:s/>France :</text:p>
      <text:p text:style-name="NormalWeb">-<text:span text:style-name="T9">Campagnes des villes, du littoral et des vallées urbanisées (ou périurbain)</text:span><text:span text:style-name="T10">.<text:s/></text:span>Ces espaces, qui regroupent environ 16% de la population française, connaissent une forte croissance des emplois, particulièrement dans les secteurs résidentiels et touristiques. C’est dans ces campagnes que l’on continue à s’installer, que les niveaux de revenus sont les plus élevés, qu’on trouve des services et qu’on accède le plus facilement à l’emploi.</text:p>
      <text:p text:style-name="NormalWeb"><text:span text:style-name="T11">-</text:span><text:span text:style-name="T12">Campagnes agricoles et industrielles.</text:span></text:p>
      <text:p text:style-name="P13">Moins denses que les précédentes, plus éloignées des villes, elles comprennent 9% de la population française. Leur essor ayant longtemps reposé sur le développement industriel et agricole, elles ont été très touchées par la crise. Elles sont marquées par les délocalisations et les pertes d’emploi. Des jeunes partent faute de trouver du travail localement. L’éloignement des pôles d’emploi urbains et une attractivité résidentielle moindre, le vieillissement des populations ouvrières et employées, installées en période de plein essor, des revenus plus faibles, une offre de service moins adaptée sont autant de critères qui les caractérisent.</text:p>
      <text:p text:style-name="P14"/>
      <text:p text:style-name="Normal"><text:span text:style-name="T15">Campagnes vieillies à très faibles densités (ou « hyperural »).<text:s/></text:span><text:span text:style-name="T16">Souvent situés en zone de montagne ou dans l’ancienne « diagonale du vide », les campagnes les moins denses réunissent 8,5% de la population française. Tant l’activité économique que l’accessibilité aux services y sont moindres que dans les autres campagnes. Le vieillissement de la population y est le plus avancé et les niveaux de revenu y sont les plus faibles. Les enjeux de développement y sont donc importants.</text:span></text:p>
      <text:p text:style-name="NormalWeb"><text:span text:style-name="T17">83 % de la population française vit dans une grande aire urbaine, en 2014, dont 59 % au sein d’un pôle urbain,</text:span><text:s/>alors que les grandes aires urbaines ne couvrent que 41 % de la superficie du territoire national.</text:p>
      <text:p text:style-name="NormalWeb"><text:span text:style-name="T18">Cette concentration s’est renforcée durant les dernières décennies.<text:s/></text:span><text:span text:style-name="T19">L</text:span><text:span text:style-name="T20">’essentiel de la croissance démographique (88 %) a eu lieu dans les grandes aires urbaines et, particulièrement, dans les couronnes périurbaines.</text:span><text:line-break/>Pour autant, sur la même période, les territoires ruraux ont également vu leur population croître, mais à un rythme nettement moins rapide, et après une baisse relative de 1975 à 1999.</text:p>
      <text:p text:style-name="NormalWeb">La<text:s/><text:span text:style-name="T21">périurbanisation<text:s/></text:span>résulte d’une situation de compromis pour les actifs entre la nécessité d’habiter à proximité des pôles urbains afin d’accéder à l’emploi, les contraintes liées au prix du logement et la recherche d’un cadre de vie agréable (espaces verts, présence de commerces et d’équipements publics…).<text:s/>Ainsi, aujourd’hui certaines zones rurales longtemps délaissées<text:s/><text:soft-page-break/>se repeuplent à nouveau profitant du phénomène de desserrement urbain de certaines villes de provinces. Nous pourrions citer comme exemple, le cas de la ville de Limoges dont le développement de l’aire urbaine entraîne une augmentation du nombre d’habitants dans<text:s/>les campagnes<text:s/>périurbaines.</text:p>
      <text:p text:style-name="P22"/>
      <text:p text:style-name="P23">b. La situation des espaces ruraux à l’écart des aires urbaines</text:p>
      <text:p text:style-name="P24"/>
      <text:p text:style-name="NormalWeb">L’emploi est plus concentré encore que la population :<text:s/><text:span text:style-name="T25">86 % des emplois sont situés dans les grandes aires urbaines, dont 71 % dans les grands pôles urbains</text:span>.<text:line-break/>Cette situation est particulièrement aiguë dans les<text:s/><text:span text:style-name="T26">départements et régions d’Outre-Mer<text:s/></text:span>où les capitales économiques et leurs proches banlieues regroupent l’essentiel des opportunités d’emploi.</text:p>
      <text:p text:style-name="NormalWeb"><text:span text:style-name="T27">Cette géographie de l’emploi s’est renforcée depuis les années 1970<text:s/></text:span>L’emploi a surtout progressé dans les grands pôles urbains et dans leurs couronnes. S’il a augmenté dans les petits et moyens pôles urbains jusqu’à la crise de 2007-2008, il baisse depuis lors dans ces territoires. Les couronnes des petits et moyens pôles urbains et les espaces ruraux isolés accueillent moins d’emplois aujourd’hui qu’en 1975.</text:p>
      <text:p text:style-name="P28"/>
      <text:p text:style-name="NormalWeb"><text:line-break/></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sha Deniset</meta:initial-creator>
    <dc:creator>Sasha Deniset</dc:creator>
    <meta:creation-date>2020-05-06T13:54:00Z</meta:creation-date>
    <dc:date>2020-05-06T13:54:00Z</dc:date>
    <meta:template xlink:href="Normal" xlink:type="simple"/>
    <meta:editing-cycles>2</meta:editing-cycles>
    <meta:editing-duration>PT0S</meta:editing-duration>
    <meta:document-statistic meta:page-count="2" meta:paragraph-count="8" meta:word-count="655" meta:character-count="4250" meta:row-count="30" meta:non-whitespace-character-count="3603"/>
  </office:meta>
</office:document-meta>
</file>